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5-11-12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5-09-17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5-08-27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5-06-24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5-04-29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5-03-1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4-11-14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4-09-1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4-06-07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4-03-14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3-11-08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3-08-09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3-06-28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3-04-1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3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2-11-17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2-08-1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2-05-17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2-02-09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1-11-12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1-04-27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0-09-01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0-05-0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20-03-1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9-12-09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9-09-11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9-07-02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9-05-08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8-11-14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8-08-29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8-07-1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8-05-08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8-04-1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8-03-07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8-01-1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7-11-1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7-10-16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7-09-14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7-07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7-05-17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7-04-1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7-03-02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7-01-1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6-11-08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6-10-1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6-08-09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6-07-1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6-05-04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6-04-0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6-02-22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6-01-0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5-12-08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5-10-16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5-08-17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5-07-21 0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5-05-07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5-02-18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4-11-0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4-05-05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4-02-18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3-12-02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3-05-02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3-02-12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2-11-05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2-05-09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2-02-16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1-11-10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1-08-18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1-06-0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0-08-31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10-05-1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9-10-2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9-08-10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9-05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9-02-23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8-11-13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8-08-05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8-04-30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8-02-14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7-06-15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7-03-07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6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6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5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4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4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4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3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3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3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2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2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1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0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200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9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9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8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8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7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7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7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6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6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5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4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4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3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2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2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2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1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90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9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9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9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7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7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6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6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6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5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5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5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5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5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4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4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4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4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3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3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3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3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3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2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210</text:p>
          </table:table-cell>
          <table:table-cell office:value-type="string" calcext:value-type="string">
            <text:p>27S/20E-09CCC</text:p>
          </table:table-cell>
          <table:table-cell office:value-type="string" calcext:value-type="string">
            <text:p>1981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94" meta:object-count="0"/>
    <meta:user-defined meta:name="AppVersion">3.0</meta:user-defined>
  </office:meta>
</office:document-meta>
</file>